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fe16c" officeooo:paragraph-rsid="001fe16c" style:font-size-asian="10pt" style:font-size-complex="10pt"/>
    </style:style>
    <style:style style:name="P2" style:family="paragraph" style:parent-style-name="Standard">
      <style:text-properties fo:font-size="10pt" officeooo:rsid="001fe16c" officeooo:paragraph-rsid="00267b31" style:font-size-asian="10pt" style:font-size-complex="10pt"/>
    </style:style>
    <style:style style:name="P3" style:family="paragraph" style:parent-style-name="Standard">
      <style:text-properties fo:font-size="10pt" officeooo:rsid="00267b31" officeooo:paragraph-rsid="00267b31" style:font-size-asian="10pt" style:font-size-complex="10pt"/>
    </style:style>
    <style:style style:name="P4" style:family="paragraph" style:parent-style-name="Standard">
      <style:text-properties fo:font-size="10pt" officeooo:rsid="00281559" officeooo:paragraph-rsid="00281559" style:font-size-asian="10pt" style:font-size-complex="10pt"/>
    </style:style>
    <style:style style:name="P5" style:family="paragraph" style:parent-style-name="Standard">
      <style:text-properties fo:font-size="10pt" officeooo:rsid="00281559" officeooo:paragraph-rsid="00324a6f" style:font-size-asian="10pt" style:font-size-complex="10pt"/>
    </style:style>
    <style:style style:name="P6" style:family="paragraph" style:parent-style-name="Standard">
      <style:text-properties fo:font-size="10pt" officeooo:rsid="00291e22" officeooo:paragraph-rsid="00291e22" style:font-size-asian="10pt" style:font-size-complex="10pt"/>
    </style:style>
    <style:style style:name="P7" style:family="paragraph" style:parent-style-name="Standard">
      <style:text-properties fo:font-size="10pt" officeooo:rsid="002ad269" officeooo:paragraph-rsid="002ad269" style:font-size-asian="10pt" style:font-size-complex="10pt"/>
    </style:style>
    <style:style style:name="P8" style:family="paragraph" style:parent-style-name="Standard">
      <style:text-properties fo:font-size="10pt" officeooo:rsid="002ad269" officeooo:paragraph-rsid="002bec54" style:font-size-asian="10pt" style:font-size-complex="10pt"/>
    </style:style>
    <style:style style:name="P9" style:family="paragraph" style:parent-style-name="Standard">
      <style:text-properties fo:font-size="10pt" officeooo:rsid="002ad642" officeooo:paragraph-rsid="002ad642" style:font-size-asian="10pt" style:font-size-complex="10pt"/>
    </style:style>
    <style:style style:name="P10" style:family="paragraph" style:parent-style-name="Standard">
      <style:text-properties fo:font-size="10pt" officeooo:rsid="002dc984" officeooo:paragraph-rsid="00281559" style:font-size-asian="10pt" style:font-size-complex="10pt"/>
    </style:style>
    <style:style style:name="P11" style:family="paragraph" style:parent-style-name="Standard">
      <style:text-properties fo:font-size="10pt" officeooo:rsid="002dc984" officeooo:paragraph-rsid="00324a6f" style:font-size-asian="10pt" style:font-size-complex="10pt"/>
    </style:style>
    <style:style style:name="P12" style:family="paragraph" style:parent-style-name="Standard">
      <style:text-properties fo:font-size="10pt" officeooo:rsid="002eb00c" officeooo:paragraph-rsid="002eb00c" style:font-size-asian="10pt" style:font-size-complex="10pt"/>
    </style:style>
    <style:style style:name="P13" style:family="paragraph" style:parent-style-name="Standard">
      <style:text-properties fo:font-size="10pt" officeooo:rsid="002eb00c" officeooo:paragraph-rsid="00291e22" style:font-size-asian="10pt" style:font-size-complex="10pt"/>
    </style:style>
    <style:style style:name="P14" style:family="paragraph" style:parent-style-name="Standard">
      <style:text-properties fo:font-size="10pt" officeooo:rsid="003635ae" officeooo:paragraph-rsid="003635ae" style:font-size-asian="10pt" style:font-size-complex="10pt"/>
    </style:style>
    <style:style style:name="P15" style:family="paragraph" style:parent-style-name="Standard">
      <style:text-properties fo:font-size="10pt" officeooo:rsid="0037b917" officeooo:paragraph-rsid="0037b917" style:font-size-asian="10pt" style:font-size-complex="10pt"/>
    </style:style>
    <style:style style:name="P16" style:family="paragraph" style:parent-style-name="Standard">
      <style:text-properties fo:color="#ff3333" fo:font-size="10pt" officeooo:rsid="00281559" officeooo:paragraph-rsid="00291e22" style:font-size-asian="10pt" style:font-size-complex="10pt"/>
    </style:style>
    <style:style style:name="P17" style:family="paragraph" style:parent-style-name="Standard">
      <style:text-properties fo:color="#ff3333" fo:font-size="10pt" officeooo:rsid="00281559" officeooo:paragraph-rsid="002eb00c" style:font-size-asian="10pt" style:font-size-complex="10pt"/>
    </style:style>
    <style:style style:name="P18" style:family="paragraph" style:parent-style-name="Standard">
      <style:text-properties fo:color="#ff3333" fo:font-size="10pt" officeooo:rsid="00281559" officeooo:paragraph-rsid="00281559" style:font-size-asian="10pt" style:font-size-complex="10pt"/>
    </style:style>
    <style:style style:name="P19" style:family="paragraph" style:parent-style-name="Standard">
      <style:text-properties fo:color="#ff3333" fo:font-size="10pt" officeooo:rsid="00281559" officeooo:paragraph-rsid="002bec54" style:font-size-asian="10pt" style:font-size-complex="10pt"/>
    </style:style>
    <style:style style:name="P20" style:family="paragraph" style:parent-style-name="Standard">
      <style:text-properties fo:color="#ff3333" fo:font-size="10pt" officeooo:rsid="00281559" officeooo:paragraph-rsid="00324a6f" style:font-size-asian="10pt" style:font-size-complex="10pt"/>
    </style:style>
    <style:style style:name="P21" style:family="paragraph" style:parent-style-name="Standard">
      <style:text-properties fo:color="#ff3333" fo:font-size="10pt" officeooo:rsid="00281559" officeooo:paragraph-rsid="0037eea1" style:font-size-asian="10pt" style:font-size-complex="10pt"/>
    </style:style>
    <style:style style:name="P22" style:family="paragraph" style:parent-style-name="Standard">
      <style:text-properties fo:color="#ff3333" fo:font-size="10pt" officeooo:rsid="00291e22" officeooo:paragraph-rsid="00291e22" style:font-size-asian="10pt" style:font-size-complex="10pt"/>
    </style:style>
    <style:style style:name="P23" style:family="paragraph" style:parent-style-name="Standard">
      <style:text-properties fo:color="#ff3333" fo:font-size="10pt" officeooo:rsid="002dc984" officeooo:paragraph-rsid="00324a6f" style:font-size-asian="10pt" style:font-size-complex="10pt"/>
    </style:style>
    <style:style style:name="P24" style:family="paragraph" style:parent-style-name="Standard">
      <style:text-properties fo:color="#ff3333" fo:font-size="10pt" officeooo:rsid="002eb00c" officeooo:paragraph-rsid="002eb00c" style:font-size-asian="10pt" style:font-size-complex="10pt"/>
    </style:style>
    <style:style style:name="P25" style:family="paragraph" style:parent-style-name="Standard">
      <style:text-properties fo:color="#ff3333" fo:font-size="10pt" officeooo:rsid="00200b9a" officeooo:paragraph-rsid="00267b31" style:font-size-asian="10pt" style:font-size-complex="10pt"/>
    </style:style>
    <style:style style:name="P26" style:family="paragraph" style:parent-style-name="Standard">
      <style:text-properties fo:color="#ff3333" fo:font-size="10pt" officeooo:rsid="00200b9a" officeooo:paragraph-rsid="00200b9a" style:font-size-asian="10pt" style:font-size-complex="10pt"/>
    </style:style>
    <style:style style:name="P27" style:family="paragraph" style:parent-style-name="Standard">
      <style:text-properties fo:color="#ff3333" fo:font-size="10pt" officeooo:rsid="00200b9a" officeooo:paragraph-rsid="002eb00c" style:font-size-asian="10pt" style:font-size-complex="10pt"/>
    </style:style>
    <style:style style:name="P28" style:family="paragraph" style:parent-style-name="Standard">
      <style:text-properties fo:color="#ff3333" fo:font-size="10pt" officeooo:rsid="00200b9a" officeooo:paragraph-rsid="0024e446" style:font-size-asian="10pt" style:font-size-complex="10pt"/>
    </style:style>
    <style:style style:name="P29" style:family="paragraph" style:parent-style-name="Standard">
      <style:text-properties fo:color="#ff3333" fo:font-size="10pt" officeooo:rsid="0024e446" officeooo:paragraph-rsid="0024e446" style:font-size-asian="10pt" style:font-size-complex="10pt"/>
    </style:style>
    <style:style style:name="P30" style:family="paragraph" style:parent-style-name="Standard">
      <style:text-properties fo:color="#ff3333" fo:font-size="10pt" officeooo:rsid="0024e446" officeooo:paragraph-rsid="002eb00c" style:font-size-asian="10pt" style:font-size-complex="10pt"/>
    </style:style>
    <style:style style:name="P31" style:family="paragraph" style:parent-style-name="Standard">
      <style:text-properties fo:color="#ff3333" fo:font-size="10pt" officeooo:rsid="0021e80b" officeooo:paragraph-rsid="0021e80b" style:font-size-asian="10pt" style:font-size-complex="10pt"/>
    </style:style>
    <style:style style:name="P32" style:family="paragraph" style:parent-style-name="Standard">
      <style:text-properties fo:color="#ff3333" fo:font-size="10pt" officeooo:rsid="0021e80b" officeooo:paragraph-rsid="002eb00c" style:font-size-asian="10pt" style:font-size-complex="10pt"/>
    </style:style>
    <style:style style:name="P33" style:family="paragraph" style:parent-style-name="Standard">
      <style:text-properties fo:color="#ff3333" fo:font-size="10pt" officeooo:rsid="00309ab4" officeooo:paragraph-rsid="00309ab4" style:font-size-asian="10pt" style:font-size-complex="10pt"/>
    </style:style>
    <style:style style:name="P34" style:family="paragraph" style:parent-style-name="Standard">
      <style:text-properties fo:color="#ff3333" fo:font-size="10pt" officeooo:rsid="002ad269" officeooo:paragraph-rsid="002bec54" style:font-size-asian="10pt" style:font-size-complex="10pt"/>
    </style:style>
    <style:style style:name="P35" style:family="paragraph" style:parent-style-name="Standard">
      <style:text-properties fo:color="#ff3333" fo:font-size="10pt" officeooo:rsid="002ad269" officeooo:paragraph-rsid="002ad269" style:font-size-asian="10pt" style:font-size-complex="10pt"/>
    </style:style>
    <style:style style:name="P36" style:family="paragraph" style:parent-style-name="Standard">
      <style:text-properties fo:color="#ff3333" fo:font-size="10pt" officeooo:rsid="0037eea1" officeooo:paragraph-rsid="0037eea1" style:font-size-asian="10pt" style:font-size-complex="10pt"/>
    </style:style>
    <style:style style:name="P37" style:family="paragraph" style:parent-style-name="Standard">
      <style:text-properties fo:color="#ff3333" fo:font-size="10pt" officeooo:rsid="00324a6f" officeooo:paragraph-rsid="00324a6f" style:font-size-asian="10pt" style:font-size-complex="10pt"/>
    </style:style>
    <style:style style:name="P38" style:family="paragraph" style:parent-style-name="Standard">
      <style:text-properties fo:color="#ff3333" fo:font-size="10pt" officeooo:rsid="00387a17" officeooo:paragraph-rsid="00387a17" style:font-size-asian="10pt" style:font-size-complex="10pt"/>
    </style:style>
    <style:style style:name="T1" style:family="text">
      <style:text-properties officeooo:rsid="001fe16c"/>
    </style:style>
    <style:style style:name="T2" style:family="text">
      <style:text-properties officeooo:rsid="0023af45"/>
    </style:style>
    <style:style style:name="T3" style:family="text">
      <style:text-properties officeooo:rsid="00267b31"/>
    </style:style>
    <style:style style:name="T4" style:family="text">
      <style:text-properties officeooo:rsid="00281559"/>
    </style:style>
    <style:style style:name="T5" style:family="text">
      <style:text-properties officeooo:rsid="00291e22"/>
    </style:style>
    <style:style style:name="T6" style:family="text">
      <style:text-properties fo:font-size="10pt" officeooo:rsid="00200b9a" style:font-size-asian="10pt" style:font-size-complex="10pt"/>
    </style:style>
    <style:style style:name="T7" style:family="text">
      <style:text-properties officeooo:rsid="002dc984"/>
    </style:style>
    <style:style style:name="T8" style:family="text">
      <style:text-properties officeooo:rsid="00309ab4"/>
    </style:style>
    <style:style style:name="T9" style:family="text">
      <style:text-properties officeooo:rsid="00324a6f"/>
    </style:style>
    <style:style style:name="T10" style:family="text">
      <style:text-properties fo:color="#ff3333"/>
    </style:style>
    <style:style style:name="T11" style:family="text">
      <style:text-properties fo:color="#ff3333" officeooo:rsid="00309ab4"/>
    </style:style>
    <style:style style:name="T12" style:family="text">
      <style:text-properties officeooo:rsid="0038f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site stories:</text:p>
      <text:p text:style-name="P12">[Login Page]</text:p>
      <text:p text:style-name="P3">User goes to main web page directly. <text:s/>Application displays login page.</text:p>
      <text:p text:style-name="P6">DONE</text:p>
      <text:p text:style-name="P6"/>
      <text:p text:style-name="P3">User goes to any web page directly. <text:s/>Application displays login page.</text:p>
      <text:p text:style-name="P6">DONE</text:p>
      <text:p text:style-name="P6"/>
      <text:p text:style-name="P3">User enters username and password. <text:s/>Both username and password are valid. <text:s/>Application displays the main menu page.</text:p>
      <text:p text:style-name="P6">DONE</text:p>
      <text:p text:style-name="P6"/>
      <text:p text:style-name="P3">User enters username and password. <text:s/>Either are invalid. <text:s/>Application displays that username and/or password are invalid. <text:s/>Application stays on page.</text:p>
      <text:p text:style-name="P6">DONE</text:p>
      <text:p text:style-name="P13"/>
      <text:p text:style-name="P3">User forgets either username or password or both. <text:s/>Application displays that all fields are required and highlights missing field(s).</text:p>
      <text:p text:style-name="P6">DONE</text:p>
      <text:p text:style-name="P6"/>
      <text:p text:style-name="P12">[<text:span text:style-name="T12">Create </text:span>New Account Page]</text:p>
      <text:p text:style-name="P1">User <text:span text:style-name="T3">clicks to create</text:span> a new user. <text:s/><text:span text:style-name="T2">Enters all field correctly. <text:s/>Application saves their info into the database. <text:s/>Application takes them to main page.</text:span></text:p>
      <text:p text:style-name="P3">DONE</text:p>
      <text:p text:style-name="P1"/>
      <text:p text:style-name="P2">User <text:span text:style-name="T3">clicks</text:span> to create a <text:span text:style-name="T3">new account</text:span>. <text:s/><text:span text:style-name="T3">Username is already taken. <text:s/>Application tells user that it is already in use.</text:span></text:p>
      <text:p text:style-name="P3">DONE</text:p>
      <text:p text:style-name="P1"/>
      <text:p text:style-name="P3">User clicks to create a new account. <text:s/><text:span text:style-name="T1">Email address isn’t valid. <text:s/></text:span>Application tells user that email address isn’t valid.</text:p>
      <text:p text:style-name="P3">DONE</text:p>
      <text:p text:style-name="P3"/>
      <text:p text:style-name="P2"><text:span text:style-name="T3">User clicks to create a new account. <text:s/>User enters passwords but p</text:span>asswords don’t match. <text:s/><text:span text:style-name="T3">Application tells user that passwords must max.</text:span></text:p>
      <text:p text:style-name="P3">DONE</text:p>
      <text:p text:style-name="P1"/>
      <text:p text:style-name="P2"><text:span text:style-name="T3">User clicks to create a new account. <text:s/>User forgets to enter all fields. <text:s/>Application tells user that all fields must be filled and highlights missing fields. <text:s/>(Can passwords stay?)</text:span></text:p>
      <text:p text:style-name="P3">DONE</text:p>
      <text:p text:style-name="P2"/>
      <text:p text:style-name="P24">[Forgot Username Page]</text:p>
      <text:p text:style-name="P25">User <text:span text:style-name="T3">clicks on “Forgot Username”. <text:s/>User enters email address. <text:s/>Receives email with username.</text:span></text:p>
      <text:p text:style-name="P29">NOT <text:span text:style-name="T5">DONE</text:span></text:p>
      <text:p text:style-name="P26"/>
      <text:p text:style-name="P27">User <text:span text:style-name="T3">clicks on “Forgot Username”. <text:s/>User enters valid email address but not found in database. <text:s/>Application gives error message.</text:span></text:p>
      <text:p text:style-name="P30">NOT <text:span text:style-name="T5">DONE</text:span></text:p>
      <text:p text:style-name="P27"/>
      <text:p text:style-name="P27">User <text:span text:style-name="T3">clicks on “Forgot Username”. <text:s/>User enters invalid email address. <text:s/>Application gives error message.</text:span></text:p>
      <text:p text:style-name="P30">NOT <text:span text:style-name="T5">DONE</text:span></text:p>
      <text:p text:style-name="P27"/>
      <text:p text:style-name="P24">[Forgot Password Page]</text:p>
      <text:p text:style-name="P28">User <text:span text:style-name="T3">clicks on “Forgot Password”. <text:s/>User enters username that is in the system. <text:s/>Application resets the password. <text:s/>Application emails user the reset password.</text:span></text:p>
      <text:p text:style-name="P31">NOT <text:span text:style-name="T5">DONE</text:span></text:p>
      <text:p text:style-name="P26"/>
      <text:p text:style-name="P27">User <text:span text:style-name="T3">clicks on “Forgot Password”. <text:s/>User enters username that is not in the system. <text:s/>Application displays message that username is not found in the system.</text:span></text:p>
      <text:p text:style-name="P32">NOT <text:span text:style-name="T5">DONE</text:span></text:p>
      <text:p text:style-name="P17"><text:span text:style-name="T6"/></text:p>
      <text:p text:style-name="P33"><text:soft-page-break/>[Administrator Main Page and Professor Main Page]</text:p>
      <text:p text:style-name="P18">User clicks on Annual Review Document. <text:s/><text:span text:style-name="T5">Application loads up user’s information from the database. <text:s/>Application loads current year teaching information. <text:s/>Application displays ARD page.</text:span></text:p>
      <text:p text:style-name="P22">NOT DONE</text:p>
      <text:p text:style-name="P18"/>
      <text:p text:style-name="P16">User clicks on Faculty Sufficiency Document. <text:s/><text:span text:style-name="T5">Application loads up user’s information from the database. <text:s/>Application loads last five years teaching information. <text:s/>Application displays FSD page.</text:span></text:p>
      <text:p text:style-name="P22">NOT DONE</text:p>
      <text:p text:style-name="P4"/>
      <text:p text:style-name="P16">User clicks on Curriculum Vitae. <text:s/></text:p>
      <text:p text:style-name="P16"><text:span text:style-name="T5">Should application display a saved CV or create a CV based on database? <text:s/>Should the user upload a CV and the application parses it? <text:s/>Should the user upload the CV and it gets saved into a folder?</text:span></text:p>
      <text:p text:style-name="P22">STOR<text:span text:style-name="T7">IES ARE</text:span>N’T COMPLETE</text:p>
      <text:p text:style-name="P22"/>
      <text:p text:style-name="P38">[Annual Review Document Page]</text:p>
      <text:p text:style-name="P38"/>
      <text:p text:style-name="P38">[Faculty Sufficiency Document Page\</text:p>
      <text:p text:style-name="P38"/>
      <text:p text:style-name="P38">[Curriculum Vitae Page]</text:p>
      <text:p text:style-name="P4"/>
      <text:p text:style-name="P18">[<text:span text:style-name="T8">Administrator Main Page only</text:span>]</text:p>
      <text:p text:style-name="P18">User clicks on Generate Reports. <text:s/><text:span text:style-name="T5">Application displays to Reports Menu.</text:span></text:p>
      <text:p text:style-name="P22">NOT DONE</text:p>
      <text:p text:style-name="P10"/>
      <text:p text:style-name="P4">User clicks on Number of Professors in each Department. <text:s/><text:span text:style-name="T10">(Is this a report? <text:s/></text:span><text:span text:style-name="T11">Move to Reports Menu</text:span><text:span text:style-name="T10">)</text:span> <text:s/><text:span text:style-name="T5">Application gets information from database. <text:s/>Application displays report.</text:span></text:p>
      <text:p text:style-name="P6">DONE</text:p>
      <text:p text:style-name="P4"/>
      <text:p text:style-name="P19">User clicks on Review Contributions. <text:s/><text:span text:style-name="T5">Application displays all contributes without a accepted or declined value.</text:span></text:p>
      <text:p text:style-name="P34">NOT DONE</text:p>
      <text:p text:style-name="P8"/>
      <text:p text:style-name="P20">User <text:span text:style-name="T9">clicks </text:span>Grant Administrative Access. <text:s/><text:span text:style-name="T5">Application displays a page asking for the username.</text:span></text:p>
      <text:p text:style-name="P36">NOT DONE</text:p>
      <text:p text:style-name="P5"/>
      <text:p text:style-name="P23">[Reports Menu <text:span text:style-name="T9">Page</text:span>]</text:p>
      <text:p text:style-name="P23">STORIES AREN’T COMPLETE</text:p>
      <text:p text:style-name="P11"/>
      <text:p text:style-name="P37">[Review Contributions Page]</text:p>
      <text:p text:style-name="P19"><text:span text:style-name="T5">User reviews contribution. <text:s/>User accepts or declines contribution and gives a reason, everything is valid. <text:s/>User clicks submit. <text:s/>Application updates all contributions with accepts or declines and reason given.</text:span></text:p>
      <text:p text:style-name="P34">NOT DONE</text:p>
      <text:p text:style-name="P34"/>
      <text:p text:style-name="P19"><text:span text:style-name="T5">User reviews contribution. <text:s/>User accepts or declines contribution but no reason is given. <text:s/>User clicks submit. <text:s/>Application gives message that reason code is required and highlights reason field.</text:span></text:p>
      <text:p text:style-name="P34">NOT DONE</text:p>
      <text:p text:style-name="P34"/>
      <text:p text:style-name="P19"><text:span text:style-name="T5">User reviews contribution. <text:s/>User gives a reason but doesn’t select accept or decline on contribution. <text:s/>User clicks submit. <text:s/>Application gives message that accept or decline is required and highlights field.</text:span></text:p>
      <text:p text:style-name="P34">NOT DONE</text:p>
      <text:p text:style-name="P34"/>
      <text:p text:style-name="P19"><text:span text:style-name="T5">User reviews contribution. <text:s/>User doesn’t accept or decline contribution and doesn’t gives a reason. The user clicks submit. <text:s text:c="2"/>The contribution is left open.</text:span></text:p>
      <text:p text:style-name="P35">NOT DONE</text:p>
      <text:p text:style-name="P18"/>
      <text:p text:style-name="P37">[<text:span text:style-name="T4">Grant Administrative Access </text:span>Page]</text:p>
      <text:p text:style-name="P21"><text:span text:style-name="T9">User enters a username, but the username already has administrative access. <text:s/>The application gives a message stating so. <text:s/></text:span></text:p>
      <text:p text:style-name="P36">NOT DONE</text:p>
      <text:p text:style-name="P21"/>
      <text:p text:style-name="P21"><text:soft-page-break/><text:span text:style-name="T9">User enters a username and the username doesn’t have administrative access. <text:s/>The application gives administrative access and gives a message that access has been granted.</text:span></text:p>
      <text:p text:style-name="P35">NOT DONE</text:p>
      <text:p text:style-name="P7"/>
      <text:p text:style-name="P9">TODO on Web Application:</text:p>
      <text:p text:style-name="P9">Break up Grant Administrative Access into separate stories.</text:p>
      <text:p text:style-name="P14">Find out about getting a url for web application. (<text:a xlink:type="simple" xlink:href="http://www.cnah.fmarion.edu/" text:style-name="Internet_20_link" text:visited-style-name="Visited_20_Internet_20_Link">www.cnah.fmarion.edu</text:a>)</text:p>
      <text:p text:style-name="P15">Make more report stor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5:08:36.633603436</meta:creation-date>
    <dc:date>2018-05-20T18:58:41.482282109</dc:date>
    <meta:editing-duration>PT2M42S</meta:editing-duration>
    <meta:editing-cycles>1</meta:editing-cycles>
    <meta:document-statistic meta:table-count="0" meta:image-count="0" meta:object-count="0" meta:page-count="3" meta:paragraph-count="75" meta:word-count="714" meta:character-count="4722" meta:non-whitespace-character-count="4019"/>
    <meta:generator>LibreOffice/5.1.6.2$Linux_X86_64 LibreOffice_project/10m0$Build-2</meta:generator>
  </office:meta>
</office:document-meta>
</file>